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f4c9" officeooo:paragraph-rsid="001cf4c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f82be" officeooo:paragraph-rsid="001f82b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82be" officeooo:paragraph-rsid="001e64c1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82be" officeooo:paragraph-rsid="001f82be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f82be" officeooo:paragraph-rsid="001f82be" style:font-size-asian="8.75pt" style:font-weight-asian="bold" style:font-size-complex="10pt" style:font-weight-complex="bold"/>
    </style:style>
    <style:style style:name="P10" style:family="paragraph" style:parent-style-name="Hanging_20_indent">
      <style:text-properties fo:color="#00a933" loext:opacity="100%" fo:font-weight="bold" style:font-weight-asian="bold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fo:color="#00a933" loext:opacity="100%" style:font-name="Liberation Mono" fo:font-size="10pt" fo:font-weight="bold" officeooo:rsid="002086bb" officeooo:paragraph-rsid="002086bb" style:font-size-asian="8.75pt" style:font-weight-asian="bold" style:font-size-complex="10pt" style:font-weight-complex="bold"/>
    </style:style>
    <style:style style:name="P12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T1" style:family="text">
      <style:text-properties officeooo:rsid="001f82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 END – PART 1</text:p>
      <text:p text:style-name="P3">MAJOR PROJECT - 1</text:p>
      <text:p text:style-name="P2"/>
      <text:p text:style-name="P4">(Process Steps)</text:p>
      <text:p text:style-name="P5">1. Arrange the following web design process steps in the right order. You should write the step numbers separated with a single space like 1 2 3 4.</text:p>
      <text:p text:style-name="P6"/>
      <text:p text:style-name="P6">1. Design a website.</text:p>
      <text:p text:style-name="P6">2. Clear setting of goals and targets for the website.</text:p>
      <text:p text:style-name="P6">3. Figure out what all features to implement and work on.</text:p>
      <text:p text:style-name="P6">4. Development.</text:p>
      <text:p text:style-name="P7"/>
      <text:p text:style-name="P11">ANS: 2 3 1 4</text:p>
      <text:p text:style-name="P4"/>
      <text:p text:style-name="P9">(CSS Variables)</text:p>
      <text:p text:style-name="P8">2. Which of the following is true regarding CSS variables?</text:p>
      <text:p text:style-name="Hanging_20_indent"><text:span text:style-name="T1">a) </text:span>They are custom properties that can be reused anywhere in the document.</text:p>
      <text:p text:style-name="Hanging_20_indent"><text:span text:style-name="T1">b) </text:span>They are defined using 3 dashes (---) at the beginning.</text:p>
      <text:p text:style-name="Hanging_20_indent"><text:span text:style-name="T1">c) </text:span>They use the var() function to define the property name.</text:p>
      <text:p text:style-name="P10"><text:span text:style-name="T1">d) </text:span>They are custom properties that can be used anywhere within the scope in which they are defined.</text:p>
      <text:p text:style-name="P4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8:27:40.431458187</meta:creation-date>
    <dc:title>Coding Ninjas A4 Sheet</dc:title>
    <meta:editing-duration>PT4M12S</meta:editing-duration>
    <meta:editing-cycles>5</meta:editing-cycles>
    <meta:generator>LibreOffice/7.3.7.2$Linux_X86_64 LibreOffice_project/30$Build-2</meta:generator>
    <dc:date>2023-02-06T20:58:16.171268665</dc:date>
    <meta:document-statistic meta:table-count="0" meta:image-count="0" meta:object-count="0" meta:page-count="1" meta:paragraph-count="17" meta:word-count="138" meta:character-count="729" meta:non-whitespace-character-count="608"/>
    <meta:template xlink:type="simple" xlink:actuate="onRequest" xlink:title="Coding Ninjas A4 Sheet" xlink:href="../../../../../../../../../../../Templates/Coding%20Ninjas%20MCQ%20A4%20Sheet.ott" meta:date="2023-02-04T22:09:43.625630991"/>
  </office:meta>
</office:document-meta>
</file>